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402cm"/>
    </style:style>
    <style:style style:name="ro1" style:family="table-row">
      <style:table-row-properties style:row-height="2.43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8" table:default-cell-style-name="ce6"/>
        <table:table-column table:style-name="co4" table:number-columns-repeated="65"/>
        <table:table-column table:style-name="co5" table:number-columns-repeated="16308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4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4" table:number-rows-spanned="1">
            <text:p>ID процессов A</text:p>
          </table:table-cell>
          <table:covered-table-cell table:number-columns-repeated="3"/>
          <table:table-cell office:value-type="string" calcext:value-type="string">
            <text:p>старта</text:p>
          </table:table-cell>
          <table:table-cell office:value-type="string" calcext:value-type="string">
            <text:p>енад</text:p>
          </table:table-cell>
          <table:table-cell table:style-name="Default" table:number-columns-repeated="2"/>
          <table:table-cell/>
          <table:table-cell table:style-name="ce6" table:number-columns-repeated="1637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2];[.A:.H];8;0);VLOOKUP([.D2];[.A:.H];8;0);VLOOKUP([.E2];[.A:.H];8;0);VLOOKUP([.F2];[.A:.H];8;0))" office:value-type="float" office:value="0" calcext:value-type="float">
            <text:p>0</text:p>
          </table:table-cell>
          <table:table-cell table:formula="of:=[.G2]+[.B2]" office:value-type="float" office:value="7" calcext:value-type="float">
            <text:p>7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formula="of:=[.G3]+[.B3]" office:value-type="float" office:value="10" calcext:value-type="float">
            <text:p>10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4];[.A:.H];8;0);VLOOKUP([.D4];[.A:.H];8;0);VLOOKUP([.E4];[.A:.H];8;0);VLOOKUP([.F4];[.A:.H];8;0))" office:value-type="float" office:value="0" calcext:value-type="float">
            <text:p>0</text:p>
          </table:table-cell>
          <table:table-cell table:formula="of:=[.G4]+[.B4]" office:value-type="float" office:value="6" calcext:value-type="float">
            <text:p>6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5];[.A:.H];8;0);VLOOKUP([.D5];[.A:.H];8;0);VLOOKUP([.E5];[.A:.H];8;0);VLOOKUP([.F5];[.A:.H];8;0))" office:value-type="float" office:value="0" calcext:value-type="float">
            <text:p>0</text:p>
          </table:table-cell>
          <table:table-cell table:formula="of:=[.G5]+[.B5]" office:value-type="float" office:value="18" calcext:value-type="float">
            <text:p>1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style-name="ce6" table:number-columns-repeated="1637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6];[.A:.H];8;0);VLOOKUP([.D6];[.A:.H];8;0);VLOOKUP([.E6];[.A:.H];8;0);VLOOKUP([.F6];[.A:.H];8;0))" office:value-type="float" office:value="10" calcext:value-type="float">
            <text:p>10</text:p>
          </table:table-cell>
          <table:table-cell table:formula="of:=[.G6]+[.B6]" office:value-type="float" office:value="22" calcext:value-type="float">
            <text:p>22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7];[.A:.H];8;0);VLOOKUP([.D7];[.A:.H];8;0);VLOOKUP([.E7];[.A:.H];8;0);VLOOKUP([.F7];[.A:.H];8;0))" office:value-type="float" office:value="18" calcext:value-type="float">
            <text:p>18</text:p>
          </table:table-cell>
          <table:table-cell table:formula="of:=[.G7]+[.B7]" office:value-type="float" office:value="19" calcext:value-type="float">
            <text:p>19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8];[.A:.H];8;0);VLOOKUP([.D8];[.A:.H];8;0);VLOOKUP([.E8];[.A:.H];8;0);VLOOKUP([.F8];[.A:.H];8;0))" office:value-type="float" office:value="22" calcext:value-type="float">
            <text:p>22</text:p>
          </table:table-cell>
          <table:table-cell table:formula="of:=[.G8]+[.B8]" office:value-type="float" office:value="26" calcext:value-type="float">
            <text:p>26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9];[.A:.H];8;0);VLOOKUP([.D9];[.A:.H];8;0);VLOOKUP([.E9];[.A:.H];8;0);VLOOKUP([.F9];[.A:.H];8;0))" office:value-type="float" office:value="7" calcext:value-type="float">
            <text:p>7</text:p>
          </table:table-cell>
          <table:table-cell table:formula="of:=[.G9]+[.B9]" office:value-type="float" office:value="14" calcext:value-type="float">
            <text:p>14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08" calcext:value-type="float">
            <text:p>108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7" calcext:value-type="float">
            <text:p>107</text:p>
          </table:table-cell>
          <table:table-cell table:formula="of:=MAX(VLOOKUP([.C10];[.A:.H];8;0);VLOOKUP([.D10];[.A:.H];8;0);VLOOKUP([.E10];[.A:.H];8;0);VLOOKUP([.F10];[.A:.H];8;0))" office:value-type="float" office:value="26" calcext:value-type="float">
            <text:p>26</text:p>
          </table:table-cell>
          <table:table-cell table:formula="of:=[.G10]+[.B10]" office:value-type="float" office:value="35" calcext:value-type="float">
            <text:p>35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11];[.A:.H];8;0);VLOOKUP([.D11];[.A:.H];8;0);VLOOKUP([.E11];[.A:.H];8;0);VLOOKUP([.F11];[.A:.H];8;0))" office:value-type="float" office:value="26" calcext:value-type="float">
            <text:p>26</text:p>
          </table:table-cell>
          <table:table-cell table:formula="of:=[.G11]+[.B11]" office:value-type="float" office:value="29" calcext:value-type="float">
            <text:p>29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12];[.A:.H];8;0);VLOOKUP([.D12];[.A:.H];8;0);VLOOKUP([.E12];[.A:.H];8;0);VLOOKUP([.F12];[.A:.H];8;0))" office:value-type="float" office:value="35" calcext:value-type="float">
            <text:p>35</text:p>
          </table:table-cell>
          <table:table-cell table:formula="of:=[.G12]+[.B12]" office:value-type="float" office:value="41" calcext:value-type="float">
            <text:p>41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13];[.A:.H];8;0);VLOOKUP([.D13];[.A:.H];8;0);VLOOKUP([.E13];[.A:.H];8;0);VLOOKUP([.F13];[.A:.H];8;0))" office:value-type="float" office:value="35" calcext:value-type="float">
            <text:p>35</text:p>
          </table:table-cell>
          <table:table-cell table:formula="of:=[.G13]+[.B13]" office:value-type="float" office:value="43" calcext:value-type="float">
            <text:p>43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0</text:p>
          </table:table-cell>
          <table:table-cell table:formula="of:=MAX(VLOOKUP([.C14];[.A:.H];8;0);VLOOKUP([.D14];[.A:.H];8;0);VLOOKUP([.E14];[.A:.H];8;0);VLOOKUP([.F14];[.A:.H];8;0))" office:value-type="float" office:value="46" calcext:value-type="float">
            <text:p>46</text:p>
          </table:table-cell>
          <table:table-cell table:formula="of:=[.G14]+[.B14]" office:value-type="float" office:value="54" calcext:value-type="float">
            <text:p>54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float" office:value="111" calcext:value-type="float">
            <text:p>111</text:p>
          </table:table-cell>
          <table:table-cell table:style-name="ce9" office:value-type="float" office:value="115" calcext:value-type="float">
            <text:p>115</text:p>
          </table:table-cell>
          <table:table-cell table:number-columns-repeated="2" table:style-name="ce9" office:value-type="string" calcext:value-type="string">
            <text:p>0</text:p>
          </table:table-cell>
          <table:table-cell table:formula="of:=MAX(VLOOKUP([.C15];[.A:.H];8;0);VLOOKUP([.D15];[.A:.H];8;0);VLOOKUP([.E15];[.A:.H];8;0);VLOOKUP([.F15];[.A:.H];8;0))" office:value-type="float" office:value="46" calcext:value-type="float">
            <text:p>46</text:p>
          </table:table-cell>
          <table:table-cell table:formula="of:=[.G15]+[.B15]" office:value-type="float" office:value="66" calcext:value-type="float">
            <text:p>66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16];[.A:.H];8;0);VLOOKUP([.D16];[.A:.H];8;0);VLOOKUP([.E16];[.A:.H];8;0);VLOOKUP([.F16];[.A:.H];8;0))" office:value-type="float" office:value="35" calcext:value-type="float">
            <text:p>35</text:p>
          </table:table-cell>
          <table:table-cell table:formula="of:=[.G16]+[.B16]" office:value-type="float" office:value="46" calcext:value-type="float">
            <text:p>46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17];[.A:.H];8;0);VLOOKUP([.D17];[.A:.H];8;0);VLOOKUP([.E17];[.A:.H];8;0);VLOOKUP([.F17];[.A:.H];8;0))" office:value-type="float" office:value="54" calcext:value-type="float">
            <text:p>54</text:p>
          </table:table-cell>
          <table:table-cell table:formula="of:=[.G17]+[.B17]" office:value-type="float" office:value="60" calcext:value-type="float">
            <text:p>60</text:p>
          </table:table-cell>
          <table:table-cell table:number-columns-repeated="3"/>
          <table:table-cell table:style-name="ce6" table:number-columns-repeated="1637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3" table:style-name="ce9" office:value-type="string" calcext:value-type="string">
            <text:p>0</text:p>
          </table:table-cell>
          <table:table-cell table:formula="of:=MAX(VLOOKUP([.C18];[.A:.H];8;0);VLOOKUP([.D18];[.A:.H];8;0);VLOOKUP([.E18];[.A:.H];8;0);VLOOKUP([.F18];[.A:.H];8;0))" office:value-type="float" office:value="54" calcext:value-type="float">
            <text:p>54</text:p>
          </table:table-cell>
          <table:table-cell table:formula="of:=[.G18]+[.B18]" office:value-type="float" office:value="64" calcext:value-type="float">
            <text:p>64</text:p>
          </table:table-cell>
          <table:table-cell table:number-columns-repeated="3"/>
          <table:table-cell table:style-name="ce6" table:number-columns-repeated="16373"/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style-name="ce6" table:number-columns-repeated="16373"/>
        </table:table-row>
        <table:table-row table:style-name="ro3" table:number-rows-repeated="1048556">
          <table:table-cell table:number-columns-repeated="11"/>
          <table:table-cell table:style-name="ce6" table:number-columns-repeated="16373"/>
        </table:table-row>
        <table:table-row table:style-name="ro3">
          <table:table-cell table:number-columns-repeated="11"/>
          <table:table-cell table:style-name="ce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3T17:33:42.349231000</dc:date>
    <meta:editing-duration>PT4M45S</meta:editing-duration>
    <meta:editing-cycles>1</meta:editing-cycles>
    <meta:document-statistic meta:table-count="1" meta:cell-count="151" meta:object-count="0"/>
  </office:meta>
</office:document-meta>
</file>